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 svg:font-family="DejaVuSan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000000"/>
    </style:style>
    <style:style style:name="gr3"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4"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5" style:family="graphic" style:parent-style-name="standard">
      <style:graphic-properties draw:stroke="solid" svg:stroke-width="0.052cm" svg:stroke-color="#1f77b4" draw:stroke-linejoin="round" svg:stroke-linecap="square" draw:fill="none" fo:padding-top="0.026cm" fo:padding-bottom="0.026cm" fo:padding-left="0.026cm" fo:padding-right="0.026cm"/>
    </style:style>
    <style:style style:name="gr6" style:family="graphic" style:parent-style-name="standard">
      <style:graphic-properties draw:stroke="solid" svg:stroke-width="0.052cm" svg:stroke-color="#ff7f0e" draw:stroke-linejoin="round" svg:stroke-linecap="square" draw:fill="none" fo:padding-top="0.026cm" fo:padding-bottom="0.026cm" fo:padding-left="0.026cm" fo:padding-right="0.026cm"/>
    </style:style>
    <style:style style:name="gr7" style:family="graphic" style:parent-style-name="standard">
      <style:graphic-properties draw:stroke="solid" svg:stroke-width="0.052cm" svg:stroke-color="#2ca02c" draw:stroke-linejoin="round" svg:stroke-linecap="square" draw:fill="none" fo:padding-top="0.026cm" fo:padding-bottom="0.026cm" fo:padding-left="0.026cm" fo:padding-right="0.026cm"/>
    </style:style>
    <style:style style:name="gr8" style:family="graphic" style:parent-style-name="standard">
      <style:graphic-properties draw:stroke="solid" svg:stroke-width="0.052cm" svg:stroke-color="#d62728" draw:stroke-linejoin="round" svg:stroke-linecap="square" draw:fill="none" fo:padding-top="0.026cm" fo:padding-bottom="0.026cm" fo:padding-left="0.026cm" fo:padding-right="0.026cm"/>
    </style:style>
    <style:style style:name="gr9"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10" style:family="graphic" style:parent-style-name="standard">
      <style:graphic-properties draw:stroke="none" svg:stroke-color="#000000" draw:fill="none" draw:fill-color="#ffffff" fo:min-height="1.143cm"/>
    </style:style>
    <style:style style:name="gr11" style:family="graphic" style:parent-style-name="objectwithoutfill">
      <style:graphic-properties svg:stroke-color="#000000" draw:marker-end="Arrow" draw:marker-end-width="0.127cm" draw:fill="none" draw:textarea-horizontal-align="center" draw:textarea-vertical-align="middle"/>
    </style:style>
    <style:style style:name="P1" style:family="paragraph">
      <loext:graphic-properties draw:fill="solid" draw:fill-color="#ffffff"/>
    </style:style>
    <style:style style:name="P2" style:family="paragraph">
      <loext:graphic-properties draw:fill="solid" draw:fill-color="#000000"/>
    </style:style>
    <style:style style:name="P3" style:family="paragraph">
      <loext:graphic-properties draw:fill="none"/>
    </style:style>
    <style:style style:name="P4" style:family="paragraph">
      <style:paragraph-properties fo:text-align="start" style:writing-mode="lr-tb"/>
    </style:style>
    <style:style style:name="P5" style:family="paragraph">
      <loext:graphic-properties draw:fill="none"/>
      <style:text-properties fo:font-size="12pt" style:font-size-asian="12pt" style:font-size-complex="12pt"/>
    </style:style>
    <style:style style:name="P6" style:family="paragraph">
      <style:text-properties style:font-name="Ubuntu" fo:font-size="9pt" style:font-size-asian="9pt" style:font-size-complex="9pt"/>
    </style:style>
    <style:style style:name="P7" style:family="paragraph">
      <loext:graphic-properties draw:fill="none" draw:fill-color="#ffffff"/>
      <style:text-properties style:font-name="Ubuntu" fo:font-size="9pt" style:font-size-asian="9pt" style:font-size-complex="9pt"/>
    </style:style>
    <style:style style:name="P8" style:family="paragraph">
      <loext:graphic-properties draw:fill="none"/>
      <style:paragraph-properties fo:text-align="center"/>
    </style:style>
    <style:style style:name="T1" style:family="text">
      <style:text-properties fo:color="#000000" style:font-name="DejaVuSans" fo:font-size="12pt" style:font-size-asian="12pt" style:font-name-complex="DejaVuSans" style:font-size-complex="12pt"/>
    </style:style>
    <style:style style:name="T2" style:family="text">
      <style:text-properties style:font-name="Ubuntu"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2.598cm" svg:height="9.387cm" svg:x="2.006cm" svg:y="1.397cm" svg:viewBox="0 0 12599 9388" draw:points="0,9388 12599,9388 12599,0 0,0">
          <text:p/>
        </draw:polygon>
        <draw:polygon draw:style-name="gr2" draw:text-style-name="P2" draw:layer="layout" svg:width="0cm" svg:height="0.123cm" svg:x="2.604cm" svg:y="10.85cm" svg:viewBox="0 0 0 124" draw:points="0,0 0,124">
          <text:p/>
        </draw:polygon>
        <draw:line draw:style-name="gr3" draw:text-style-name="P3" draw:layer="layout" svg:x1="2.604cm" svg:y1="10.85cm" svg:x2="2.604cm" svg:y2="10.974cm">
          <text:p/>
        </draw:line>
        <draw:polygon draw:style-name="gr2" draw:text-style-name="P2" draw:layer="layout" svg:width="0cm" svg:height="0.123cm" svg:x="4.131cm" svg:y="10.85cm" svg:viewBox="0 0 0 124" draw:points="0,0 0,124">
          <text:p/>
        </draw:polygon>
        <draw:line draw:style-name="gr3" draw:text-style-name="P3" draw:layer="layout" svg:x1="4.131cm" svg:y1="10.85cm" svg:x2="4.131cm" svg:y2="10.974cm">
          <text:p/>
        </draw:line>
        <draw:frame draw:style-name="gr4" draw:text-style-name="P5" draw:layer="layout" svg:width="0.422cm" svg:height="0.497cm" svg:x="2.47cm" svg:y="11.027cm">
          <draw:text-box>
            <text:p text:style-name="P4"><text:span text:style-name="T1">0</text:span></text:p>
          </draw:text-box>
        </draw:frame>
        <draw:polygon draw:style-name="gr2" draw:text-style-name="P2" draw:layer="layout" svg:width="0cm" svg:height="0.123cm" svg:x="5.658cm" svg:y="10.85cm" svg:viewBox="0 0 0 124" draw:points="0,0 0,124">
          <text:p/>
        </draw:polygon>
        <draw:line draw:style-name="gr3" draw:text-style-name="P3" draw:layer="layout" svg:x1="5.658cm" svg:y1="10.85cm" svg:x2="5.658cm" svg:y2="10.974cm">
          <text:p/>
        </draw:line>
        <draw:frame draw:style-name="gr4" draw:text-style-name="P5" draw:layer="layout" svg:width="0.815cm" svg:height="0.497cm" svg:x="3.727cm" svg:y="11.027cm">
          <draw:text-box>
            <text:p text:style-name="P4"><text:span text:style-name="T1">200</text:span></text:p>
          </draw:text-box>
        </draw:frame>
        <draw:polygon draw:style-name="gr2" draw:text-style-name="P2" draw:layer="layout" svg:width="0cm" svg:height="0.123cm" svg:x="7.185cm" svg:y="10.85cm" svg:viewBox="0 0 0 124" draw:points="0,0 0,124">
          <text:p/>
        </draw:polygon>
        <draw:line draw:style-name="gr3" draw:text-style-name="P3" draw:layer="layout" svg:x1="7.185cm" svg:y1="10.85cm" svg:x2="7.185cm" svg:y2="10.974cm">
          <text:p/>
        </draw:line>
        <draw:frame draw:style-name="gr4" draw:text-style-name="P5" draw:layer="layout" svg:width="0.815cm" svg:height="0.497cm" svg:x="5.254cm" svg:y="11.027cm">
          <draw:text-box>
            <text:p text:style-name="P4"><text:span text:style-name="T1">400</text:span></text:p>
          </draw:text-box>
        </draw:frame>
        <draw:polygon draw:style-name="gr2" draw:text-style-name="P2" draw:layer="layout" svg:width="0cm" svg:height="0.123cm" svg:x="8.712cm" svg:y="10.85cm" svg:viewBox="0 0 0 124" draw:points="0,0 0,124">
          <text:p/>
        </draw:polygon>
        <draw:line draw:style-name="gr3" draw:text-style-name="P3" draw:layer="layout" svg:x1="8.712cm" svg:y1="10.85cm" svg:x2="8.712cm" svg:y2="10.974cm">
          <text:p/>
        </draw:line>
        <draw:frame draw:style-name="gr4" draw:text-style-name="P5" draw:layer="layout" svg:width="0.815cm" svg:height="0.497cm" svg:x="6.782cm" svg:y="11.027cm">
          <draw:text-box>
            <text:p text:style-name="P4"><text:span text:style-name="T1">600</text:span></text:p>
          </draw:text-box>
        </draw:frame>
        <draw:polygon draw:style-name="gr2" draw:text-style-name="P2" draw:layer="layout" svg:width="0cm" svg:height="0.123cm" svg:x="10.24cm" svg:y="10.85cm" svg:viewBox="0 0 0 124" draw:points="0,0 0,124">
          <text:p/>
        </draw:polygon>
        <draw:line draw:style-name="gr3" draw:text-style-name="P3" draw:layer="layout" svg:x1="10.24cm" svg:y1="10.85cm" svg:x2="10.24cm" svg:y2="10.974cm">
          <text:p/>
        </draw:line>
        <draw:frame draw:style-name="gr4" draw:text-style-name="P5" draw:layer="layout" svg:width="0.815cm" svg:height="0.497cm" svg:x="8.309cm" svg:y="11.027cm">
          <draw:text-box>
            <text:p text:style-name="P4"><text:span text:style-name="T1">800</text:span></text:p>
          </draw:text-box>
        </draw:frame>
        <draw:polygon draw:style-name="gr2" draw:text-style-name="P2" draw:layer="layout" svg:width="0cm" svg:height="0.123cm" svg:x="11.767cm" svg:y="10.85cm" svg:viewBox="0 0 0 124" draw:points="0,0 0,124">
          <text:p/>
        </draw:polygon>
        <draw:line draw:style-name="gr3" draw:text-style-name="P3" draw:layer="layout" svg:x1="11.767cm" svg:y1="10.85cm" svg:x2="11.767cm" svg:y2="10.974cm">
          <text:p/>
        </draw:line>
        <draw:frame draw:style-name="gr4" draw:text-style-name="P5" draw:layer="layout" svg:width="1.086cm" svg:height="0.497cm" svg:x="9.701cm" svg:y="11.027cm">
          <draw:text-box>
            <text:p text:style-name="P4"><text:span text:style-name="T1">1000</text:span></text:p>
          </draw:text-box>
        </draw:frame>
        <draw:polygon draw:style-name="gr2" draw:text-style-name="P2" draw:layer="layout" svg:width="0cm" svg:height="0.123cm" svg:x="13.294cm" svg:y="10.85cm" svg:viewBox="0 0 0 124" draw:points="0,0 0,124">
          <text:p/>
        </draw:polygon>
        <draw:line draw:style-name="gr3" draw:text-style-name="P3" draw:layer="layout" svg:x1="13.294cm" svg:y1="10.85cm" svg:x2="13.294cm" svg:y2="10.974cm">
          <text:p/>
        </draw:line>
        <draw:frame draw:style-name="gr4" draw:text-style-name="P5" draw:layer="layout" svg:width="1.086cm" svg:height="0.497cm" svg:x="11.228cm" svg:y="11.027cm">
          <draw:text-box>
            <text:p text:style-name="P4"><text:span text:style-name="T1">1200</text:span></text:p>
          </draw:text-box>
        </draw:frame>
        <draw:frame draw:style-name="gr4" draw:text-style-name="P5" draw:layer="layout" svg:width="1.086cm" svg:height="0.497cm" svg:x="12.755cm" svg:y="11.027cm">
          <draw:text-box>
            <text:p text:style-name="P4"><text:span text:style-name="T1">1400</text:span></text:p>
          </draw:text-box>
        </draw:frame>
        <draw:polygon draw:style-name="gr2" draw:text-style-name="P2" draw:layer="layout" svg:width="0.123cm" svg:height="0cm" svg:x="1.908cm" svg:y="10.85cm" svg:viewBox="0 0 124 0" draw:points="124,0 0,0">
          <text:p/>
        </draw:polygon>
        <draw:line draw:style-name="gr3" draw:text-style-name="P3" draw:layer="layout" svg:x1="2.032cm" svg:y1="10.85cm" svg:x2="1.908cm" svg:y2="10.85cm">
          <text:p/>
        </draw:line>
        <draw:frame draw:style-name="gr4" draw:text-style-name="P5" draw:layer="layout" svg:width="3.456cm" svg:height="0.497cm" svg:x="6.605cm" svg:y="11.578cm">
          <draw:text-box>
            <text:p text:style-name="P4"><text:span text:style-name="T1">Temperature / K</text:span></text:p>
          </draw:text-box>
        </draw:frame>
        <draw:polygon draw:style-name="gr2" draw:text-style-name="P2" draw:layer="layout" svg:width="0.123cm" svg:height="0cm" svg:x="1.908cm" svg:y="8.973cm" svg:viewBox="0 0 124 0" draw:points="124,0 0,0">
          <text:p/>
        </draw:polygon>
        <draw:line draw:style-name="gr3" draw:text-style-name="P3" draw:layer="layout" svg:x1="2.032cm" svg:y1="8.973cm" svg:x2="1.908cm" svg:y2="8.973cm">
          <text:p/>
        </draw:line>
        <draw:frame draw:style-name="gr4" draw:text-style-name="P5" draw:layer="layout" svg:width="0.679cm" svg:height="0.497cm" svg:x="1.111cm" svg:y="10.619cm">
          <draw:text-box>
            <text:p text:style-name="P4"><text:span text:style-name="T1">0.0</text:span></text:p>
          </draw:text-box>
        </draw:frame>
        <draw:polygon draw:style-name="gr2" draw:text-style-name="P2" draw:layer="layout" svg:width="0.123cm" svg:height="0cm" svg:x="1.908cm" svg:y="7.095cm" svg:viewBox="0 0 124 0" draw:points="124,0 0,0">
          <text:p/>
        </draw:polygon>
        <draw:line draw:style-name="gr3" draw:text-style-name="P3" draw:layer="layout" svg:x1="2.032cm" svg:y1="7.095cm" svg:x2="1.908cm" svg:y2="7.095cm">
          <text:p/>
        </draw:line>
        <draw:frame draw:style-name="gr4" draw:text-style-name="P5" draw:layer="layout" svg:width="0.679cm" svg:height="0.497cm" svg:x="1.111cm" svg:y="8.741cm">
          <draw:text-box>
            <text:p text:style-name="P4"><text:span text:style-name="T1">0.2</text:span></text:p>
          </draw:text-box>
        </draw:frame>
        <draw:polygon draw:style-name="gr2" draw:text-style-name="P2" draw:layer="layout" svg:width="0.123cm" svg:height="0cm" svg:x="1.908cm" svg:y="5.218cm" svg:viewBox="0 0 124 0" draw:points="124,0 0,0">
          <text:p/>
        </draw:polygon>
        <draw:line draw:style-name="gr3" draw:text-style-name="P3" draw:layer="layout" svg:x1="2.032cm" svg:y1="5.218cm" svg:x2="1.908cm" svg:y2="5.218cm">
          <text:p/>
        </draw:line>
        <draw:frame draw:style-name="gr4" draw:text-style-name="P5" draw:layer="layout" svg:width="0.679cm" svg:height="0.497cm" svg:x="1.111cm" svg:y="6.864cm">
          <draw:text-box>
            <text:p text:style-name="P4"><text:span text:style-name="T1">0.4</text:span></text:p>
          </draw:text-box>
        </draw:frame>
        <draw:polygon draw:style-name="gr2" draw:text-style-name="P2" draw:layer="layout" svg:width="0.123cm" svg:height="0cm" svg:x="1.908cm" svg:y="3.34cm" svg:viewBox="0 0 124 0" draw:points="124,0 0,0">
          <text:p/>
        </draw:polygon>
        <draw:line draw:style-name="gr3" draw:text-style-name="P3" draw:layer="layout" svg:x1="2.032cm" svg:y1="3.34cm" svg:x2="1.908cm" svg:y2="3.34cm">
          <text:p/>
        </draw:line>
        <draw:frame draw:style-name="gr4" draw:text-style-name="P5" draw:layer="layout" svg:width="0.679cm" svg:height="0.497cm" svg:x="1.111cm" svg:y="4.986cm">
          <draw:text-box>
            <text:p text:style-name="P4"><text:span text:style-name="T1">0.6</text:span></text:p>
          </draw:text-box>
        </draw:frame>
        <draw:polygon draw:style-name="gr2" draw:text-style-name="P2" draw:layer="layout" svg:width="0.123cm" svg:height="0cm" svg:x="1.908cm" svg:y="1.463cm" svg:viewBox="0 0 124 0" draw:points="124,0 0,0">
          <text:p/>
        </draw:polygon>
        <draw:line draw:style-name="gr3" draw:text-style-name="P3" draw:layer="layout" svg:x1="2.032cm" svg:y1="1.463cm" svg:x2="1.908cm" svg:y2="1.463cm">
          <text:p/>
        </draw:line>
        <draw:frame draw:style-name="gr4" draw:text-style-name="P5" draw:layer="layout" svg:width="0.679cm" svg:height="0.497cm" svg:x="1.111cm" svg:y="3.109cm">
          <draw:text-box>
            <text:p text:style-name="P4"><text:span text:style-name="T1">0.8</text:span></text:p>
          </draw:text-box>
        </draw:frame>
        <draw:frame draw:style-name="gr4" draw:text-style-name="P5" draw:layer="layout" svg:width="0.679cm" svg:height="0.497cm" svg:x="1.111cm" svg:y="1.231cm">
          <draw:text-box>
            <text:p text:style-name="P4"><text:span text:style-name="T1">1.0</text:span></text:p>
          </draw:text-box>
        </draw:frame>
        <draw:line draw:style-name="gr5" draw:text-style-name="P3" draw:layer="layout" svg:x1="4.88cm" svg:y1="10.85cm" svg:x2="4.88cm" svg:y2="1.463cm">
          <text:p/>
        </draw:line>
        <draw:polyline draw:style-name="gr6" draw:text-style-name="P3" draw:layer="layout" svg:width="11.453cm" svg:height="7.686cm" svg:x="2.604cm" svg:y="3.164cm" svg:viewBox="0 0 11454 7687" draw:points="0,7687 290,7684 344,7675 390,7661 436,7639 482,7607 527,7566 581,7506 634,7434 695,7339 772,7205 864,7026 986,6769 1230,6229 1444,5766 1612,5420 1765,5123 1918,4844 2063,4595 2208,4360 2353,4141 2506,3924 2659,3721 2812,3531 2972,3344 3134,3169 3302,2997 3470,2837 3646,2680 3829,2527 4020,2378 4211,2239 4410,2104 4616,1973 4838,1841 5067,1715 5304,1593 5556,1472 5816,1356 6091,1243 6381,1131 6687,1023 7007,918 7344,815 7703,715 8077,617 8474,522 8902,429 9353,338 9834,249 10346,163 10896,79 11454,0">
          <text:p/>
        </draw:polyline>
        <draw:polyline draw:style-name="gr7" draw:text-style-name="P3" draw:layer="layout" svg:width="11.453cm" svg:height="7.946cm" svg:x="2.604cm" svg:y="2.904cm" svg:viewBox="0 0 11454 7947" draw:points="0,7947 245,7944 290,7934 329,7919 367,7896 405,7863 443,7821 489,7758 543,7669 604,7550 673,7398 764,7175 902,6817 1215,5997 1360,5641 1498,5323 1628,5042 1757,4779 1887,4533 2017,4303 2147,4089 2285,3877 2422,3679 2560,3494 2705,3312 2850,3143 3003,2976 3164,2813 3325,2661 3493,2513 3669,2369 3852,2229 4043,2093 4242,1962 4448,1836 4662,1714 4883,1597 5120,1482 5365,1371 5625,1262 5900,1155 6190,1050 6496,949 6816,852 7160,756 7519,664 7901,574 8314,485 8750,399 9216,315 9712,234 10247,154 10820,77 11439,2 11454,0">
          <text:p/>
        </draw:polyline>
        <draw:polyline draw:style-name="gr8" draw:text-style-name="P3" draw:layer="layout" svg:width="11.453cm" svg:height="7.19cm" svg:x="2.604cm" svg:y="3.66cm" svg:viewBox="0 0 11454 7191" draw:points="0,7191 390,7188 466,7178 527,7163 588,7139 650,7105 711,7063 772,7011 841,6942 917,6855 1001,6746 1100,6606 1223,6418 1398,6134 1948,5233 2147,4927 2331,4659 2514,4405 2690,4175 2865,3957 3041,3752 3225,3550 3409,3359 3592,3180 3783,3004 3982,2832 4181,2670 4387,2512 4601,2358 4822,2208 5052,2063 5288,1922 5533,1786 5785,1654 6052,1523 6327,1397 6618,1273 6923,1152 7237,1035 7565,921 7917,808 8283,698 8665,591 9070,487 9498,384 9949,284 10430,186 10942,89 11454,0">
          <text:p/>
        </draw:polyline>
        <draw:line draw:style-name="gr9" draw:text-style-name="P3" draw:layer="layout" svg:x1="2.032cm" svg:y1="10.85cm" svg:x2="2.032cm" svg:y2="1.463cm">
          <text:p/>
        </draw:line>
        <draw:line draw:style-name="gr9" draw:text-style-name="P3" draw:layer="layout" svg:x1="14.63cm" svg:y1="10.85cm" svg:x2="14.63cm" svg:y2="1.463cm">
          <text:p/>
        </draw:line>
        <draw:line draw:style-name="gr9" draw:text-style-name="P3" draw:layer="layout" svg:x1="2.032cm" svg:y1="10.85cm" svg:x2="14.63cm" svg:y2="10.85cm">
          <text:p/>
        </draw:line>
        <draw:line draw:style-name="gr9" draw:text-style-name="P3" draw:layer="layout" svg:x1="2.032cm" svg:y1="1.463cm" svg:x2="14.63cm" svg:y2="1.463cm">
          <text:p/>
        </draw:line>
        <draw:line draw:style-name="gr6" draw:text-style-name="P3" draw:layer="layout" svg:x1="2.413cm" svg:y1="2.017cm" svg:x2="3.259cm" svg:y2="2.017cm">
          <text:p/>
        </draw:line>
        <draw:frame draw:style-name="gr4" draw:text-style-name="P5" draw:layer="layout" svg:width="4.68cm" svg:height="0.497cm" draw:transform="rotate (1.5707963267949) translate (0.489cm 8.498cm)">
          <draw:text-box>
            <text:p text:style-name="P4"><text:span text:style-name="T1">Mobility of Dislocation</text:span></text:p>
          </draw:text-box>
        </draw:frame>
        <draw:line draw:style-name="gr7" draw:text-style-name="P3" draw:layer="layout" svg:x1="2.413cm" svg:y1="2.639cm" svg:x2="3.259cm" svg:y2="2.639cm">
          <text:p/>
        </draw:line>
        <draw:frame draw:style-name="gr4" draw:text-style-name="P5" draw:layer="layout" svg:width="0.531cm" svg:height="0.497cm" svg:x="3.598cm" svg:y="1.773cm">
          <draw:text-box>
            <text:p text:style-name="P4"><text:span text:style-name="T1">T1</text:span></text:p>
          </draw:text-box>
        </draw:frame>
        <draw:line draw:style-name="gr8" draw:text-style-name="P3" draw:layer="layout" svg:x1="2.413cm" svg:y1="3.261cm" svg:x2="3.259cm" svg:y2="3.261cm">
          <text:p/>
        </draw:line>
        <draw:frame draw:style-name="gr4" draw:text-style-name="P5" draw:layer="layout" svg:width="0.531cm" svg:height="0.497cm" svg:x="3.598cm" svg:y="2.395cm">
          <draw:text-box>
            <text:p text:style-name="P4"><text:span text:style-name="T1">T2</text:span></text:p>
          </draw:text-box>
        </draw:frame>
        <draw:frame draw:style-name="gr4" draw:text-style-name="P5" draw:layer="layout" svg:width="0.531cm" svg:height="0.497cm" svg:x="3.598cm" svg:y="3.017cm">
          <draw:text-box>
            <text:p text:style-name="P4"><text:span text:style-name="T1">T3</text:span></text:p>
          </draw:text-box>
        </draw:frame>
        <draw:frame draw:style-name="gr10" draw:text-style-name="P7" draw:layer="layout" svg:width="5.207cm" svg:height="1.143cm" svg:x="6.096cm" svg:y="8.509cm">
          <draw:text-box>
            <text:p text:style-name="P6"><text:span text:style-name="T2">room temperature (298K)</text:span></text:p>
          </draw:text-box>
        </draw:frame>
        <draw:path draw:style-name="gr11" draw:text-style-name="P8" draw:layer="layout" svg:width="0.786cm" svg:height="0.471cm" draw:transform="rotate (-2.44677707837085) translate (5.969cm 8.763cm)" svg:viewBox="0 0 787 472" svg:d="M0 0c992 0 764 472 764 472">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 svg:font-family="DejaVuSan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16.256cm" fo:page-height="12.19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0-26T21:35:31.362094419</dc:date>
    <meta:editing-duration>PT3M18S</meta:editing-duration>
    <meta:editing-cycles>2</meta:editing-cycles>
    <meta:generator>LibreOffice/6.0.6.2$Linux_X86_64 LibreOffice_project/00m0$Build-2</meta:generator>
    <meta:document-statistic meta:object-count="61"/>
  </office:meta>
</office:document-meta>
</file>